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terationsplan v.18 (Iteration 3)</text:h>
      <text:p text:style-name="Text_20_body">Namn: Henrik Gabrielsson</text:p>
      <text:p text:style-name="Text_20_body">Kurs: Individuellt mjukvaruutvecklingsprojekt 7,5 hp</text:p>
      <text:p text:style-name="Text_20_body"/>
      <text:h text:style-name="Heading_20_2" text:outline-level="2">Analys av föregående iteration</text:h>
      <text:p text:style-name="Text_20_body">Jag är nöjd med den tidigare veckans arbete. Jag fick gjort nästan allt som behövdes, förutom att min collision detection fortfarande är lite buggig, och jag får nog fortsätta arbetet med den även under nästa vecka. Jag kunde också lägga till ett ännu ett mål och uppfylla det innan iterationen var slut: krav 12.</text:p>
      <text:h text:style-name="Heading_20_2" text:outline-level="2">Tidsrapport v.17</text:h>
      <text:p text:style-name="Text_20_body">Se kalkylbladet Tidsrapport_v17.</text:p>
      <text:p text:style-name="Text_20_body"/>
      <text:h text:style-name="Heading_20_2" text:outline-level="2">Mål</text:h>
      <text:p text:style-name="Text_20_body">Se kalkylbladet Tidsrapport_v18.</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4-04-06T10:18:44.59</meta:creation-date>
    <dc:date>2014-04-27T14:39:11.37</dc:date>
    <dc:creator>Henrik Gabrielsson</dc:creator>
    <meta:editing-duration>PT3H34M49S</meta:editing-duration>
    <meta:editing-cycles>67</meta:editing-cycles>
    <meta:generator>OpenOffice/4.0.1$Win32 OpenOffice.org_project/401m5$Build-9714</meta:generator>
    <meta:document-statistic meta:table-count="0" meta:image-count="0" meta:object-count="0" meta:page-count="1" meta:paragraph-count="9" meta:word-count="79" meta:character-count="535"/>
  </office:meta>
</office:document-meta>
</file>